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dc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24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54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553" text:anchor-type="as-char" svg:y="-0.3591in" svg:width="2.6618in" svg:height="0.520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1"><draw:frame draw:style-name="fr1" draw:name="Object1" text:anchor-type="as-char" svg:y="-0.2646in" svg:width="2.7063in" svg:height="0.43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2"><text:span text:style-name="MathematicaFormatStandardForm"><text:span text:style-name="T1"><draw:frame draw:style-name="fr2" draw:name="Object823" text:anchor-type="as-char" svg:y="-0.3382in" svg:width="2.8118in" svg:height="0.47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2" text:anchor-type="as-char" svg:y="-0.3382in" svg:width="2.711in" svg:height="0.4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3" text:anchor-type="as-char" svg:y="-0.3382in" svg:width="2.1in" svg:height="0.4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4" text:anchor-type="as-char" svg:y="-0.2465in" svg:width="1.722in" svg:height="0.39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4"><text:span text:style-name="MathematicaFormatStandardForm"><text:span text:style-name="T1"><draw:frame draw:style-name="fr2" draw:name="Object6" text:anchor-type="as-char" svg:y="-0.3382in" svg:width="1.3602in" svg:height="0.47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2" draw:name="Object5" text:anchor-type="as-char" svg:y="-0.3382in" svg:width="0.9555in" svg:height="0.4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1:12:38.495000000</meta:creation-date>
    <dc:date>2016-01-18T15:31:12.782000000</dc:date>
    <meta:editing-duration>P6DT5H59M34S</meta:editing-duration>
    <meta:editing-cycles>1</meta:editing-cycles>
    <meta:document-statistic meta:table-count="0" meta:image-count="0" meta:object-count="8" meta:page-count="1" meta:paragraph-count="8" meta:word-count="0" meta:character-count="0" meta:non-whitespace-character-count="0"/>
    <meta:generator>LibreOffice/5.0.0.5$Windows_x86 LibreOffice_project/1b1a90865e348b492231e1c451437d7a15bb262b</meta:generator>
  </office:meta>
</office:document-meta>
</file>

<file path=Object 1/content.xml><?xml version="1.0" encoding="utf-8"?>
<math xmlns="http://www.w3.org/1998/Math/MathML" display="block">
  <semantics>
    <mrow>
      <mtext/>
      <mrow>
        <mrow>
          <munder>
            <mi>lim</mi>
            <mrow>
              <mi>x</mi>
              <mo stretchy="false">→</mo>
              <msup>
                <mn>1</mn>
                <mtext>+</mtext>
              </msup>
            </mrow>
          </mund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row>
                <msup>
                  <mi>x</mi>
                  <mrow>
                    <mi>k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sup>
                <mo stretchy="false">−</mo>
                <mn>1</mn>
              </mrow>
              <mi>k</mi>
            </mfrac>
          </mrow>
        </mrow>
        <mo stretchy="false">=</mo>
        <mi mathvariant="italic">li</mi>
      </mrow>
      <mrow>
        <mrow>
          <mo fence="true" stretchy="false">(</mo>
          <mrow>
            <msup>
              <mi>n</mi>
              <mrow>
                <mn>1</mn>
                <mo stretchy="false">−</mo>
                <mi>s</mi>
              </mrow>
            </msup>
          </mrow>
          <mo fence="true" stretchy="false">)</mo>
        </mrow>
        <mo stretchy="false">−</mo>
        <mi>log</mi>
      </mrow>
      <mi>log</mi>
      <mrow>
        <msup>
          <mi>n</mi>
          <mrow>
            <mn>1</mn>
            <mo stretchy="false">−</mo>
            <mi>s</mi>
          </mrow>
        </msup>
        <mo stretchy="false">−</mo>
        <mi mathvariant="normal">γ</mi>
      </mrow>
    </mrow>
    <annotation encoding="StarMath 5.0">"" lim from{x rightarrow 1^"+"} sum from k = 1 to lfloor {log n}over {log x}  rfloor {{x^{k(1-s)}-1} over {k}} = 
li(n^{1-s}) - log log n^{1-s} - %gamma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n>1</mn>
          <mi>n</mi>
        </munderover>
        <mrow>
          <mfrac>
            <msup>
              <mi>x</mi>
              <mrow>
                <mo stretchy="false">−</mo>
                <mi>s</mi>
              </mrow>
            </msup>
            <mrow>
              <mi>log</mi>
              <mi>x</mi>
            </mrow>
          </mfrac>
          <mo stretchy="false">−</mo>
          <mfrac>
            <mn>1</mn>
            <mrow>
              <mi>x</mi>
              <mi>log</mi>
              <mi>x</mi>
            </mrow>
          </mfrac>
        </mrow>
      </mrow>
      <mrow>
        <mi mathvariant="italic">dx</mi>
        <mo stretchy="false">=</mo>
        <mi mathvariant="italic">li</mi>
      </mrow>
      <mrow>
        <mrow>
          <mo fence="true" stretchy="false">(</mo>
          <mrow>
            <msup>
              <mi>n</mi>
              <mrow>
                <mn>1</mn>
                <mo stretchy="false">−</mo>
                <mi>s</mi>
              </mrow>
            </msup>
          </mrow>
          <mo fence="true" stretchy="false">)</mo>
        </mrow>
        <mo stretchy="false">−</mo>
        <mi>log</mi>
      </mrow>
      <mi>log</mi>
      <mrow>
        <msup>
          <mi>n</mi>
          <mrow>
            <mn>1</mn>
            <mo stretchy="false">−</mo>
            <mi>s</mi>
          </mrow>
        </msup>
        <mo stretchy="false">−</mo>
        <mi mathvariant="normal">γ</mi>
      </mrow>
    </mrow>
    <annotation encoding="StarMath 5.0">int from 1 to n {x^-s over {log x} - 1 over {x log x}} dx = 
li(n^{1-s}) - log log n^{1-s} - %gamma</annotation>
  </semantics>
</math>
</file>

<file path=Object 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sup>
                <mi>x</mi>
                <mrow>
                  <mi>k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k</mi>
            </mfrac>
          </mrow>
        </mrow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(1-x^{1-s})%zeta(s))]_n = - sum from k = 1 to lfloor {log n}over {log x}  rfloor {{x^{k(1-s)}} over {k}} + [log %zeta(s)]_n</annotation>
  </semantics>
</math>
</file>

<file path=Object 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  <mo stretchy="false">=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((1-x^{1-s})%zeta(s))]_n + sum from k = 1 to lfloor {log n}over {log x}  rfloor {{x^{k(1-s)}} over {k}}= [log %zeta(s)]_n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row>
              <msup>
                <mi>x</mi>
                <mi>k</mi>
              </msup>
              <mo stretchy="false">−</mo>
              <mn>1</mn>
            </mrow>
            <mi>k</mi>
          </mfrac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 {x rightarrow 1^"+"}{} sum from k = 1 to lfloor {log n}over {log x}  rfloor {{x^{k}-1} over {k}}= li( n ) - log log n - %gamma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row>
                  <msub>
                    <mi>log</mi>
                    <mi>x</mi>
                  </msub>
                  <mrow>
                    <mi>n</mi>
                    <mo stretchy="false">−</mo>
                    <msub>
                      <mi>log</mi>
                      <mi>x</mi>
                    </msub>
                  </mrow>
                  <mi>t</mi>
                </mrow>
              </mrow>
              <mo fence="true" stretchy="false">⌋</mo>
            </mrow>
          </munderover>
          <mfrac>
            <msup>
              <mi>x</mi>
              <mrow>
                <mrow>
                  <mi>k</mi>
                  <mo stretchy="false">+</mo>
                  <msub>
                    <mi>log</mi>
                    <mi>x</mi>
                  </msub>
                </mrow>
                <mi>t</mi>
              </mrow>
            </msup>
            <mrow>
              <mrow>
                <mi>k</mi>
                <mo stretchy="false">+</mo>
                <msub>
                  <mi>log</mi>
                  <mi>x</mi>
                </msub>
              </mrow>
              <mi>t</mi>
            </mrow>
          </mfrac>
        </mrow>
        <mo stretchy="false">=</mo>
        <mi mathvariant="italic">li</mi>
      </mrow>
      <mrow>
        <mo fence="true" stretchy="false">(</mo>
        <mrow>
          <mi>n</mi>
        </mrow>
        <mo fence="true" stretchy="false">)</mo>
      </mrow>
    </mrow>
    <annotation encoding="StarMath 5.0">lim from {x rightarrow 1^"+"}{} sum from k = 0 to lfloor {log_x n - log_x t}  rfloor {{x^{k+log_x t}} over {k+log_x t}}= li( n )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i>k</mi>
            </msup>
            <mi>k</mi>
          </mfrac>
        </mrow>
        <mo stretchy="false">=</mo>
        <mi mathvariant="normal">∞</mi>
      </mrow>
    </mrow>
    <annotation encoding="StarMath 5.0">lim from {x rightarrow 1^"+"}{} sum from k = 1 to lfloor {log n}over {log x}  rfloor {{x^{k}} over {k}}= infinity</annotation>
  </semantics>
</math>
</file>

<file path=Object 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.451368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i>k</mi>
            </msup>
            <mi>k</mi>
          </mfrac>
        </mrow>
        <mo stretchy="false">=</mo>
        <mi mathvariant="italic">li</mi>
      </mrow>
      <mrow>
        <mo fence="true" stretchy="false">(</mo>
        <mrow>
          <mi>n</mi>
        </mrow>
        <mo fence="true" stretchy="false">)</mo>
      </mrow>
    </mrow>
    <annotation encoding="StarMath 5.0">lim from {x rightarrow 1^"+"}{} sum from k = 1.4513680 to lfloor {{log n} over {log x}}  rfloor {x^k over k}= li( n )</annotation>
  </semantics>
</math>
</file>